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B40000012C4B3C20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25cm" svg:stroke-color="#000000" draw:marker-start="Arrow" draw:marker-start-width="0.337cm" draw:marker-end="Arrow" draw:marker-end-width="0.337cm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73cm" svg:height="7.619cm" svg:x="5.258cm" svg:y="10.16cm">
          <draw:image xlink:href="Pictures/10000000000001B40000012C4B3C2098.jpg" xlink:type="simple" xlink:show="embed" xlink:actuate="onLoad">
            <text:p/>
          </draw:image>
        </draw:frame>
        <draw:frame draw:style-name="gr2" draw:text-style-name="P3" draw:layer="layout" svg:width="0.786cm" svg:height="0.725cm" svg:x="15.224cm" svg:y="12.086cm">
          <draw:text-box>
            <text:p text:style-name="P2"><text:span text:style-name="T1">Y</text:span></text:p>
          </draw:text-box>
        </draw:frame>
        <draw:frame draw:style-name="gr2" draw:text-style-name="P3" draw:layer="layout" svg:width="0.76cm" svg:height="0.725cm" svg:x="9.911cm" svg:y="10.108cm">
          <draw:text-box>
            <text:p text:style-name="P2"><text:span text:style-name="T1">Z</text:span></text:p>
          </draw:text-box>
        </draw:frame>
        <draw:custom-shape draw:style-name="gr3" draw:text-style-name="P1" draw:layer="layout" svg:width="2.667cm" svg:height="3.556cm" svg:x="5.318cm" svg:y="12.30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208cm" svg:y1="14.208cm" svg:x2="16.113cm" svg:y2="12.938cm">
          <text:p/>
        </draw:line>
        <draw:line draw:style-name="gr4" draw:text-style-name="P1" draw:layer="layout" svg:x1="12.657cm" svg:y1="16.921cm" svg:x2="14.689cm" svg:y2="18.064cm">
          <text:p/>
        </draw:line>
        <draw:line draw:style-name="gr4" draw:text-style-name="P1" draw:layer="layout" svg:x1="9.763cm" svg:y1="10.779cm" svg:x2="9.744cm" svg:y2="12.984cm">
          <text:p/>
        </draw:line>
        <draw:frame draw:style-name="gr2" draw:text-style-name="P3" draw:layer="layout" svg:width="0.786cm" svg:height="0.725cm" svg:x="14.589cm" svg:y="17.129cm">
          <draw:text-box>
            <text:p text:style-name="P2"><text:span text:style-name="T1">X</text:span></text:p>
          </draw:text-box>
        </draw:frame>
        <draw:frame draw:style-name="gr5" draw:layer="layout" svg:width="0.436cm" svg:height="0.47cm" svg:x="9.835cm" svg:y="14.8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36cm" svg:height="0.47cm" svg:x="13.219cm" svg:y="17.4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71cm" svg:height="0.47cm" svg:x="15.097cm" svg:y="13.5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11cm" svg:height="0.47cm" svg:x="9.198cm" svg:y="11.673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04T21:35:33</dc:date>
    <meta:generator>LibreOffice/3.5$Linux_X86_64 LibreOffice_project/350m1$Build-2</meta:generator>
    <meta:editing-duration>PT8M43S</meta:editing-duration>
    <meta:editing-cycles>3</meta:editing-cycles>
    <meta:document-statistic meta:object-count="12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i>y</mi>
    </mrow>
    <annotation encoding="StarMath 5.0">y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